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.0417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color="#222222" loext:opacity="100%" loext:padding="0in" loext:border="none"/>
    </style:style>
    <style:style style:name="P6" style:family="paragraph" style:parent-style-name="Table_20_Contents">
      <style:paragraph-properties fo:margin-left="0.2083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background-color="transparent" loext:padding="0in" loext:border="non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font-size="2pt" style:font-size-asian="2pt" style:font-size-complex="2pt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5e5e5e" loext:opacity="100%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in" fo:margin-right="0.0835in" fo:text-indent="0in" style:auto-text-indent="false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47736" officeooo:paragraph-rsid="00047736" style:font-size-asian="10.5pt" style:font-size-complex="12pt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size="12pt" style:font-size-asian="10.5pt" style:font-size-complex="12pt"/>
    </style:style>
    <style:style style:name="P15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/>
    </style:style>
    <style:style style:name="P16" style:family="paragraph" style:parent-style-name="Text_20_body">
      <style:paragraph-properties fo:margin-left="0in" fo:margin-right="0in" fo:margin-top="0.0835in" fo:margin-bottom="0in" style:contextual-spacing="false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18" style:family="paragraph" style:parent-style-name="Text_20_body">
      <style:paragraph-properties fo:margin-left="0in" fo:margin-right="0in" fo:margin-top="0.0835in" fo:margin-bottom="0in" style:contextual-spacing="false"/>
      <style:text-properties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background-color="transparent" loext:padding="0in" loext:border="none"/>
    </style:style>
    <style:style style:name="P21" style:family="paragraph" style:parent-style-name="Text_20_body">
      <style:paragraph-properties fo:margin-left="0in" fo:margin-right="0in" fo:margin-top="0.0835in" fo:margin-bottom="0in" style:contextual-spacing="false"/>
      <style:text-properties fo:background-color="transparent" loext:padding="0in" loext:border="none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47736" officeooo:paragraph-rsid="00047736" style:font-size-asian="10.5pt" style:font-size-complex="12pt"/>
    </style:style>
    <style:style style:name="T1" style:family="text">
      <style:text-properties fo:color="#1f1f1f" loext:opacity="100%"/>
    </style:style>
    <style:style style:name="T2" style:family="text">
      <style:text-properties fo:color="#1f1f1f" loext:opacity="100%" fo:font-weight="bold"/>
    </style:style>
    <style:style style:name="T3" style:family="text">
      <style:text-properties fo:color="#5e5e5e" loext:opacity="100%"/>
    </style:style>
    <style:style style:name="T4" style:family="text">
      <style:text-properties fo:color="#222222" loext:opacity="100%"/>
    </style:style>
    <style:style style:name="T5" style:family="text">
      <style:text-properties loext:padding="0in" loext:border="none"/>
    </style:style>
    <style:style style:name="T6" style:family="text">
      <style:text-properties fo:font-variant="normal" fo:text-transform="none" fo:color="#1f1f1f" loext:opacity="100%" style:font-name="Google Sans" fo:font-size="16.5pt" fo:letter-spacing="normal" fo:font-style="normal" fo:font-weight="normal"/>
    </style:style>
    <style:style style:name="T7" style:family="text">
      <style:text-properties fo:font-variant="normal" fo:text-transform="none" fo:color="#1f1f1f" loext:opacity="100%" style:font-name="Google Sans" fo:font-size="16.5pt" fo:letter-spacing="normal" fo:font-style="normal" fo:font-weight="normal" officeooo:rsid="00040a1d"/>
    </style:style>
    <style:style style:name="T8" style:family="text">
      <style:text-properties fo:font-variant="normal" fo:text-transform="none" fo:color="#1f1f1f" loext:opacity="100%" fo:font-size="16.5pt" fo:letter-spacing="normal" fo:font-style="normal" fo:font-weight="normal"/>
    </style:style>
    <style:style style:name="T9" style:family="text">
      <style:text-properties fo:font-variant="normal" fo:text-transform="none" fo:color="#1f1f1f" loext:opacity="100%" fo:letter-spacing="normal" fo:font-style="normal" fo:font-weight="normal"/>
    </style:style>
    <style:style style:name="T10" style:family="text">
      <style:text-properties officeooo:rsid="00040a1d" style:font-size-asian="10.5pt" style:font-size-complex="12pt"/>
    </style:style>
    <style:style style:name="fr1" style:family="graphic" style:parent-style-name="Frame">
      <style:graphic-properties fo:margin-left="0.0102in" fo:margin-right="0.0102in" fo:margin-top="0.0102in" fo:margin-bottom="0.0102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0626in" svg:y="0.052in" svg:width="0.1457in" draw:z-index="0">
        <draw:text-box fo:min-height="0.1043in">
          <text:p text:style-name="P10"/>
        </draw:text-box>
      </draw:frame>
      <text:p text:style-name="P22"><text:span text:style-name="T9">EMSzero body sculpt</text:span></text:p>
      <text:p text:style-name="P22"><text:span text:style-name="T9"/></text:p>
      <text:p text:style-name="P12"><text:span text:style-name="T1">EMSzero Body Sculpt je aparat za oblikovanje tela koji koristi naprednu tehnologiju elektromišićne stimulacije (EMS) kako bi pomogao u smanjenju telesne masti, toniranju mišića i poboljšanju izgleda tela.</text:span></text:p>
      <text:p text:style-name="P13"/>
      <text:p text:style-name="P11">Tretmani sa EMSzero aparatom obično traju između 20-30 minuta po sesiji, a broj potrebnih sesija zavisi od ciljeva korisnika i specifičnih potreba tela.</text:p>
      <text:p text:style-name="P13"/>
      <text:p text:style-name="P11">Ukratko, EMSzero Body Sculpt aparat je efikasan alat za osobe koje žele brzo oblikovati telo, smanjiti celulit, smanjiti telesnu mast i povećati mišićnu definiciju, uz minimalnu nelagodnost i bez potrebe za invazivnim procedurama.</text:p>
      <text:p text:style-name="P13"/>
      <text:p text:style-name="P11">Njegova cena iznosi 6499 KM.</text:p>
      <text:p text:style-name="P22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7:37:03.424121259</meta:creation-date>
    <dc:date>2025-02-18T17:43:29.699506049</dc:date>
    <meta:editing-duration>PT6M2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92" meta:character-count="633" meta:non-whitespace-character-count="546"/>
  </office:meta>
</office:document-meta>
</file>